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Arial Unicode MS2" svg:font-family="'Arial Unicode MS'" style:font-family-generic="swiss"/>
    <style:font-face style:name="Helvetica Neue" svg:font-family="'Helvetica Neue'"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style:font-name="Arial" style:font-name-asian="Arial"/>
    </style:style>
    <style:style style:name="P2" style:family="paragraph" style:parent-style-name="Text_20_body">
      <style:text-properties style:font-name="Arial" officeooo:paragraph-rsid="0017f379" style:font-name-asian="Arial"/>
    </style:style>
    <style:style style:name="P3" style:family="paragraph" style:parent-style-name="Text_20_body">
      <style:text-properties style:font-name="Arial" officeooo:paragraph-rsid="001419c5" style:font-name-asian="Arial"/>
    </style:style>
    <style:style style:name="P4" style:family="paragraph" style:parent-style-name="Text_20_body">
      <style:text-properties style:font-name="Arial" officeooo:paragraph-rsid="000d9f8d" style:font-name-asian="Arial"/>
    </style:style>
    <style:style style:name="P5" style:family="paragraph" style:parent-style-name="Text_20_body">
      <style:text-properties style:font-name="Arial" officeooo:paragraph-rsid="00163831" style:font-name-asian="Arial"/>
    </style:style>
    <style:style style:name="T1" style:family="text">
      <style:text-properties fo:font-size="11pt" style:font-name-asian="Arial" style:font-size-asian="11pt" style:font-size-complex="11pt"/>
    </style:style>
    <style:style style:name="T2" style:family="text">
      <style:text-properties fo:font-size="11pt" style:font-size-asian="11pt" style:font-size-complex="11pt"/>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font-size-asian="11pt" style:font-style-asian="normal" style:font-weight-asian="normal"/>
    </style:style>
    <style:style style:name="T4" style:family="text">
      <style:text-properties fo:font-variant="normal" fo:text-transform="none" fo:color="#000000" style:text-line-through-style="none" style:text-line-through-type="none" style:text-underline-style="none" officeooo:rsid="00170f48" style:text-blinking="false" fo:background-color="transparent" loext:char-shading-value="0" style:font-size-asian="11pt" style:font-style-asian="normal" style:font-weight-asian="normal"/>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font-style-asian="normal" style:font-weight-asian="normal"/>
    </style:style>
    <style:style style:name="T6" style:family="text">
      <style:text-properties fo:font-variant="normal" fo:text-transform="none" fo:color="#000000" style:text-line-through-style="none" style:text-line-through-type="none" style:text-underline-style="none" officeooo:rsid="00170f48" style:text-blinking="false" fo:background-color="transparent" loext:char-shading-value="0" style:font-style-asian="normal" style:font-weight-asian="normal"/>
    </style:style>
    <style:style style:name="T7"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font-size-asian="11pt" style:font-style-asian="normal" style:font-weight-asian="normal"/>
    </style:style>
    <style:style style:name="T8" style:family="text">
      <style:text-properties fo:font-variant="normal" fo:text-transform="none" fo:color="#000000" style:text-line-through-style="none" style:text-line-through-type="none" fo:font-size="11pt" style:text-underline-style="none" style:text-blinking="false" fo:background-color="transparent" loext:char-shading-value="0" style:font-size-asian="11pt" style:font-style-asian="normal" style:font-weight-asian="normal" style:font-size-complex="11pt"/>
    </style:style>
    <style:style style:name="T9" style:family="text">
      <style:text-properties fo:font-variant="normal" fo:text-transform="none" fo:color="#000000" style:text-line-through-style="none" style:text-line-through-type="none" style:font-name="Arial" style:text-underline-style="none" style:text-blinking="false" fo:background-color="transparent" loext:char-shading-value="0" style:font-name-asian="Arial" style:font-size-asian="11pt" style:font-style-asian="normal" style:font-weight-asian="normal"/>
    </style:style>
    <style:style style:name="T10" style:family="text">
      <style:text-properties fo:font-variant="normal" fo:text-transform="none" fo:color="#000000" style:text-line-through-style="none" style:text-line-through-type="none" style:font-name="Arial" style:text-underline-style="none" officeooo:rsid="00170f48" style:text-blinking="false" fo:background-color="transparent" loext:char-shading-value="0" style:font-name-asian="Arial" style:font-size-asian="11pt" style:font-style-asian="normal" style:font-weight-asian="normal"/>
    </style:style>
    <style:style style:name="T11" style:family="text">
      <style:text-properties fo:font-variant="normal" fo:text-transform="none" fo:color="#000000" style:text-line-through-style="none" style:text-line-through-type="none" style:font-name="Arial" style:text-underline-style="none" style:text-blinking="false" fo:background-color="transparent" loext:char-shading-value="0" style:font-size-asian="11pt" style:font-style-asian="normal" style:font-weight-asian="normal"/>
    </style:style>
    <style:style style:name="T12" style:family="text">
      <style:text-properties fo:font-variant="normal" fo:text-transform="none" fo:color="#000000" style:text-line-through-style="none" style:text-line-through-type="none" style:font-name="Arial" fo:font-size="11pt" style:text-underline-style="none" style:text-blinking="false" fo:background-color="transparent" loext:char-shading-value="0" style:font-name-asian="Arial" style:font-size-asian="11pt" style:font-style-asian="normal" style:font-weight-asian="normal" style:font-size-complex="11pt"/>
    </style:style>
    <style:style style:name="T13" style:family="text">
      <style:text-properties fo:font-variant="normal" fo:text-transform="none" fo:color="#000000" style:text-line-through-style="none" style:text-line-through-type="none" fo:letter-spacing="normal" style:text-underline-style="none" style:text-blinking="false" fo:background-color="transparent" loext:char-shading-value="0" style:font-name-asian="Arial1" style:font-size-asian="11pt" style:font-style-asian="normal" style:font-weight-asian="normal"/>
    </style:style>
    <style:style style:name="T14" style:family="text">
      <style:text-properties fo:font-variant="normal" fo:text-transform="none" fo:color="#000000" style:text-line-through-style="none" style:text-line-through-type="none" fo:letter-spacing="normal" style:text-underline-style="none" style:text-blinking="false" fo:background-color="transparent" loext:char-shading-value="0" style:font-size-asian="11pt" style:font-style-asian="normal" style:font-weight-asian="normal"/>
    </style:style>
    <style:style style:name="T15" style:family="text">
      <style:text-properties fo:font-variant="normal" fo:text-transform="none" fo:color="#333333" style:text-line-through-style="none" style:text-line-through-type="none" style:font-name="Arial" style:text-underline-style="none" style:text-blinking="false" fo:background-color="#ffffff" loext:char-shading-value="0" style:font-name-asian="Arial" style:font-size-asian="11pt" style:font-style-asian="normal" style:font-weight-asian="normal"/>
    </style:style>
    <style:style style:name="T16" style:family="text">
      <style:text-properties fo:font-variant="normal" fo:text-transform="none" fo:color="#333333" style:text-line-through-style="none" style:text-line-through-type="none" style:text-underline-style="none" style:text-blinking="false" fo:background-color="#ffffff" loext:char-shading-value="0" style:font-size-asian="11pt" style:font-style-asian="normal" style:font-weight-asian="normal"/>
    </style:style>
    <style:style style:name="T17" style:family="text">
      <style:text-properties fo:font-variant="normal" fo:text-transform="none" style:use-window-font-color="true" style:text-line-through-style="none" style:text-line-through-type="none" style:font-name="Arial" fo:font-size="11pt" style:text-underline-style="none" style:text-blinking="false" fo:background-color="transparent" loext:char-shading-value="0" style:font-name-asian="Arial" style:font-size-asian="11pt" style:font-style-asian="normal" style:font-weight-asian="normal" style:font-size-complex="11pt"/>
    </style:style>
    <style:style style:name="T18" style:family="text">
      <style:text-properties fo:font-variant="normal" fo:text-transform="none" style:use-window-font-color="true" style:text-line-through-style="none" style:text-line-through-type="none" style:font-name="Arial" style:text-underline-style="none" style:text-blinking="false" fo:background-color="transparent" loext:char-shading-value="0" style:font-name-asian="Arial" style:font-size-asian="11pt" style:font-style-asian="normal" style:font-weight-asian="normal"/>
    </style:style>
    <style:style style:name="T19" style:family="text">
      <style:text-properties fo:font-variant="normal" fo:text-transform="none" style:use-window-font-color="true" style:text-line-through-style="none" style:text-line-through-type="none" fo:font-size="11pt" fo:font-style="normal" style:text-underline-style="none" fo:font-weight="normal" style:text-blinking="false" fo:background-color="transparent" loext:char-shading-value="0" style:font-size-asian="11pt" style:font-style-asian="normal" style:font-weight-asian="normal"/>
    </style:style>
    <style:style style:name="T20" style:family="text">
      <style:text-properties fo:font-variant="normal" fo:text-transform="none" style:use-window-font-color="true" style:text-line-through-style="none" style:text-line-through-type="none" fo:font-size="11pt" style:text-underline-style="none" style:text-blinking="false" fo:background-color="transparent" loext:char-shading-value="0" style:font-size-asian="11pt" style:font-style-asian="normal" style:font-weight-asian="normal" style:font-size-complex="11pt"/>
    </style:style>
    <style:style style:name="T21" style:family="text">
      <style:text-properties fo:font-variant="normal" fo:text-transform="none" style:use-window-font-color="true" style:text-line-through-style="none" style:text-line-through-type="none" style:text-underline-style="none" style:text-blinking="false" fo:background-color="transparent" loext:char-shading-value="0" style:font-size-asian="11pt" style:font-style-asian="normal" style:font-weight-asian="normal"/>
    </style:style>
    <style:style style:name="T22" style:family="text">
      <style:text-properties style:font-name-asian="Arial Unicode MS"/>
    </style:style>
    <style:style style:name="Ru1" style:family="ruby">
      <style:ruby-properties style:ruby-align="left" style:ruby-position="above" loext:ruby-position="abov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エルムで<text:ruby text:style-name="Ru1"><text:ruby-base>物理</text:ruby-base><text:ruby-text>ぶつり</text:ruby-text></text:ruby><text:ruby text:style-name="Ru1"><text:ruby-base>法則</text:ruby-base><text:ruby-text>ほうそく</text:ruby-text></text:ruby>と<text:ruby text:style-name="Ru1"><text:ruby-base>戦</text:ruby-base><text:ruby-text>たたか</text:ruby-text></text:ruby>う</text:p>
      <text:p text:style-name="P1"><text:bookmark text:name="docs-internal-guid-bd86b5ba-7fff-2a90-549f-6e04c0fbfa9b"/>①みなさん、こんにちは。アンドレイです。よろしくお願いします。ちょっと日本語を勉強したので日本語で<text:ruby text:style-name="Ru1"><text:ruby-base>発表</text:ruby-base><text:ruby-text>はっぴょう</text:ruby-text></text:ruby>したほうがいいと思いました。すみませんが<text:ruby text:style-name="Ru1"><text:ruby-base>原稿</text:ruby-base><text:ruby-text>げんこう</text:ruby-text></text:ruby>を読みます。それでは始めます。</text:p>
      <text:p text:style-name="P1">②私はベルリンから来ました。サウンドクラウドで働いています。仕事ではエルムを使っていませんが、会社がエルム<text:ruby text:style-name="Ru1"><text:ruby-base>懇親</text:ruby-base><text:ruby-text>こんしん</text:ruby-text></text:ruby><text:ruby text:style-name="Ru1"><text:ruby-base>会</text:ruby-base><text:ruby-text>かい</text:ruby-text></text:ruby>にスポンサーしています。それから二十パーセント自分の時間があります。その時間で、会社で使っているオープンソースプロジェクトのインタフェースをエルムで作るときもあります。</text:p>
      <text:p text:style-name="P2"><text:span text:style-name="T3">③仕事の</text:span><text:ruby text:style-name="Ru1"><text:ruby-base><text:span text:style-name="T3">外</text:span></text:ruby-base><text:ruby-text>そと</text:ruby-text></text:ruby><text:span text:style-name="T3">でもエルムが</text:span><text:ruby text:style-name="Ru1"><text:ruby-base><text:span text:style-name="T3">趣味</text:span></text:ruby-base><text:ruby-text>しゅみ</text:ruby-text></text:ruby><text:span text:style-name="T3">です。ゲームを作るのが好きです。そしてエルムのウエブジーエルをよく使っています。一</text:span><text:ruby text:style-name="Ru1"><text:ruby-base><text:span text:style-name="T3">番</text:span></text:ruby-base><text:ruby-text>ばん</text:ruby-text></text:ruby><text:ruby text:style-name="Ru1"><text:ruby-base><text:span text:style-name="T3">最近</text:span></text:ruby-base><text:ruby-text>さいきん</text:ruby-text></text:ruby><text:span text:style-name="T3">に作ったのはサイコロを</text:span><text:ruby text:style-name="Ru1"><text:ruby-base><text:span text:style-name="T14">振</text:span></text:ruby-base><text:ruby-text>ふ</text:ruby-text></text:ruby><text:span text:style-name="T3">るのゲームでした。</text:span></text:p>
      <text:p text:style-name="P3"><text:span text:style-name="T3">④そのために物理エンジンをがんばって作りました。</text:span><text:ruby text:style-name="Ru1"><text:ruby-base><text:span text:style-name="T3">数式</text:span></text:ruby-base><text:ruby-text>すうしき</text:ruby-text></text:ruby><text:span text:style-name="T3">はあまり分かりませんでしたがキャノンジェイエスのジャバスクリプトは</text:span><text:ruby text:style-name="Ru1"><text:ruby-base><text:span text:style-name="T3">理解</text:span></text:ruby-base><text:ruby-text>りかい</text:ruby-text></text:ruby><text:span text:style-name="T3">できました。でもエルムは</text:span><text:span text:style-name="T7">ジャバスクリプト</text:span><text:span text:style-name="T3">とは違います。一</text:span><text:ruby text:style-name="Ru1"><text:ruby-base><text:span text:style-name="T3">度</text:span></text:ruby-base><text:ruby-text>ど</text:ruby-text></text:ruby><text:span text:style-name="T3">作ったデータは</text:span><text:ruby text:style-name="Ru1"><text:ruby-base><text:span text:style-name="T3">変更</text:span></text:ruby-base><text:ruby-text>へんこ</text:ruby-text></text:ruby><text:span text:style-name="T3">することができませんし、</text:span><text:ruby text:style-name="Ru1"><text:ruby-base><text:span text:style-name="T3">変数</text:span></text:ruby-base><text:ruby-text>へんすう</text:ruby-text></text:ruby><text:span text:style-name="T3">の</text:span><text:ruby text:style-name="Ru1"><text:ruby-base><text:span text:style-name="T3">再</text:span></text:ruby-base><text:ruby-text>さい</text:ruby-text></text:ruby><text:ruby text:style-name="Ru1"><text:ruby-base><text:span text:style-name="T3">代入</text:span></text:ruby-base><text:ruby-text>だいにゅう</text:ruby-text></text:ruby><text:span text:style-name="T3">もできませんから。</text:span></text:p>
      <text:p text:style-name="P1"><text:span text:style-name="T3">⑤これは</text:span><text:span text:style-name="T21">エルムフィジックスの</text:span><text:span text:style-name="T3">エーピーアイです。新しい世界を作り、世界に</text:span><text:span text:style-name="T16">ボディ</text:span><text:span text:style-name="T3">を</text:span><text:ruby text:style-name="Ru1"><text:ruby-base><text:span text:style-name="T3">加</text:span></text:ruby-base><text:ruby-text>くわ</text:ruby-text></text:ruby><text:span text:style-name="T3">え、シミュレーションすることができます。ステップ</text:span><text:ruby text:style-name="Ru1"><text:ruby-base><text:span text:style-name="T3">関数</text:span></text:ruby-base><text:ruby-text>かんすう</text:ruby-text></text:ruby><text:span text:style-name="T3">はフレームの時間と世界を</text:span><text:ruby text:style-name="Ru1"><text:ruby-base><text:span text:style-name="T3">取</text:span></text:ruby-base><text:ruby-text>と</text:ruby-text></text:ruby><text:span text:style-name="T3">って新しい世界を</text:span><text:ruby text:style-name="Ru1"><text:ruby-base><text:span text:style-name="T3">返</text:span></text:ruby-base><text:ruby-text>かえ</text:ruby-text></text:ruby><text:span text:style-name="T3">します。</text:span></text:p>
      <text:p text:style-name="P1"><text:span text:style-name="T3">⑥チャレンジと言えば一番難しかったのはデバッグでした。そのためにクロムデブツールを見ることから始めました。その後でテストをたくさん書きました。最後に</text:span><text:ruby text:style-name="Ru1"><text:ruby-base><text:span text:style-name="T3">最</text:span></text:ruby-base><text:ruby-text>もっと</text:ruby-text></text:ruby><text:span text:style-name="T3">も</text:span><text:ruby text:style-name="Ru1"><text:ruby-base><text:span text:style-name="T3">便利</text:span></text:ruby-base><text:ruby-text>べんり</text:ruby-text></text:ruby><text:span text:style-name="T3">だったのはビジュアルデバッグでした。たとえば、</text:span><text:span text:style-name="T8">この</text:span><text:span text:style-name="T2">スライド</text:span><text:span text:style-name="T8">で</text:span><text:span text:style-name="T3">は</text:span><text:ruby text:style-name="Ru1"><text:ruby-base><text:span text:style-name="T3">玉</text:span></text:ruby-base><text:ruby-text>たま</text:ruby-text></text:ruby><text:span text:style-name="T3">と</text:span><text:ruby text:style-name="Ru1"><text:ruby-base><text:span text:style-name="T3">箱</text:span></text:ruby-base><text:ruby-text>はこ</text:ruby-text></text:ruby><text:span text:style-name="T3">の</text:span><text:ruby text:style-name="Ru1"><text:ruby-base><text:span text:style-name="T3">衝突</text:span></text:ruby-base><text:ruby-text>しょうとつ</text:ruby-text></text:ruby><text:ruby text:style-name="Ru1"><text:ruby-base><text:span text:style-name="T3">点</text:span></text:ruby-base><text:ruby-text>てん</text:ruby-text></text:ruby><text:span text:style-name="T3">のバグが見えます。玉が箱にめり</text:span><text:ruby text:style-name="Ru1"><text:ruby-base><text:span text:style-name="T3">込</text:span></text:ruby-base><text:ruby-text>こ</text:ruby-text></text:ruby><text:span text:style-name="T3">んでジャンプしてしまっています。</text:span></text:p>
      <text:p text:style-name="P4"><text:span text:style-name="T20">⑦それでは最後にデモをします</text:span><text:span text:style-name="T3">。クリックし</text:span><text:span text:style-name="T4">たら</text:span><text:ruby text:style-name="Ru1"><text:ruby-base><text:span text:style-name="T3">玉</text:span></text:ruby-base><text:ruby-text>たま</text:ruby-text></text:ruby><text:span text:style-name="T3">か</text:span><text:ruby text:style-name="Ru1"><text:ruby-base><text:span text:style-name="T3">箱</text:span></text:ruby-base><text:ruby-text>はこ</text:ruby-text></text:ruby><text:span text:style-name="T3">が</text:span><text:ruby text:style-name="Ru1"><text:ruby-base><text:span text:style-name="T3">落</text:span></text:ruby-base><text:ruby-text>お</text:ruby-text></text:ruby><text:span text:style-name="T3">ちてきます。エフピーエスを見たければ</text:span><text:ruby text:style-name="Ru1"><text:ruby-base><text:span text:style-name="T3">設定</text:span></text:ruby-base><text:ruby-text>せってい</text:ruby-text></text:ruby><text:span text:style-name="T3">できます。今のところ二十</text:span><text:ruby text:style-name="Ru1"><text:ruby-base><text:span text:style-name="T3">個</text:span></text:ruby-base><text:ruby-text>こ</text:ruby-text></text:ruby><text:ruby text:style-name="Ru1"><text:ruby-base><text:span text:style-name="T3">加</text:span></text:ruby-base><text:ruby-text>くわ</text:ruby-text></text:ruby><text:span text:style-name="T3">えたら</text:span><text:ruby text:style-name="Ru1"><text:ruby-base><text:span text:style-name="T3">遅</text:span></text:ruby-base><text:ruby-text>おそ</text:ruby-text></text:ruby><text:span text:style-name="T3">くなってしまいます。パフォーマンスをもっと</text:span><text:ruby text:style-name="Ru1"><text:ruby-base><text:span text:style-name="T3">上</text:span></text:ruby-base><text:ruby-text>あ</text:ruby-text></text:ruby><text:span text:style-name="T3">げたいです。</text:span></text:p>
      <text:p text:style-name="P5"><text:span text:style-name="T3">⑧今は二人で</text:span><text:span text:style-name="T19">エルムフィジックス</text:span><text:span text:style-name="T3">を作っています。面白いと思ったらプロジェクトに</text:span><text:ruby text:style-name="Ru1"><text:ruby-base><text:span text:style-name="T3">是非</text:span></text:ruby-base><text:ruby-text>ぜひ</text:ruby-text></text:ruby><text:ruby text:style-name="Ru1"><text:ruby-base><text:span text:style-name="T3">参加</text:span></text:ruby-base><text:ruby-text>さんか</text:ruby-text></text:ruby><text:span text:style-name="T3">してください。</text:span><text:ruby text:style-name="Ru1"><text:ruby-base>質問</text:ruby-base><text:ruby-text>しつもん</text:ruby-text></text:ruby>があれば英語で聞いてください。そして、ベルリンに来たら呼んでくださ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Arial Unicode MS2" svg:font-family="'Arial Unicode MS'" style:font-family-generic="swiss"/>
    <style:font-face style:name="Helvetica Neue" svg:font-family="'Helvetica Neue'"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ja" style:country-asian="JP"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in" loext:contextual-spacing="false" fo:line-height="150%" fo:text-indent="0in" style:auto-text-indent="false"/>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22:59:12.922050848</meta:creation-date>
    <dc:date>2018-09-09T22:58:24.341216424</dc:date>
    <meta:editing-duration>PT42M39S</meta:editing-duration>
    <meta:editing-cycles>8</meta:editing-cycles>
    <meta:generator>LibreOffice/6.1.0.3$MacOSX_X86_64 LibreOffice_project/efb621ed25068d70781dc026f7e9c5187a4decd1</meta:generator>
    <meta:document-statistic meta:table-count="0" meta:image-count="0" meta:object-count="0" meta:page-count="1" meta:paragraph-count="9" meta:word-count="862" meta:character-count="862" meta:non-whitespace-character-count="862"/>
  </office:meta>
</office:document-meta>
</file>